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color="#0B0C0C" fo:background-color="#FFFFFF"/>
    </style:style>
    <style:style style:name="T6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7" style:parent-style-name="DefaultParagraphFont" style:family="text">
      <style:text-properties style:font-name="Arial" style:font-name-asian="Arial" style:font-name-complex="Arial" fo:color="#333333"/>
    </style:style>
    <style:style style:name="T8" style:parent-style-name="DefaultParagraphFont" style:family="text">
      <style:text-properties style:font-name="Arial" style:font-name-asian="Arial" style:font-name-complex="Arial" fo:color="#333333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5" style:parent-style-name="Normal" style:family="paragraph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8" style:parent-style-name="DefaultParagraphFont" style:family="text">
      <style:text-properties style:font-name="Arial" style:font-name-complex="Arial" fo:color="#0B0C0C" fo:background-color="#FFFFFF"/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="Arial" style:font-name-complex="Arial" fo:color="#0B0C0C" fo:background-color="#FFFFFF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4" style:parent-style-name="DefaultParagraphFont" style:family="text">
      <style:text-properties style:font-name="Arial" style:font-name-complex="Arial" fo:color="#0B0C0C" fo:background-color="#FFFFFF"/>
    </style:style>
    <style:style style:name="T35" style:parent-style-name="DefaultParagraphFont" style:family="text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7" style:parent-style-name="DefaultParagraphFont" style:family="text">
      <style:text-properties style:font-name="Arial" style:font-name-complex="Arial" fo:color="#0B0C0C" fo:background-color="#FFFFFF"/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0" style:parent-style-name="DefaultParagraphFont" style:family="text">
      <style:text-properties style:font-name="Arial" style:font-name-complex="Arial" fo:color="#0B0C0C" fo:background-color="#FFFFFF"/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3" style:parent-style-name="DefaultParagraphFont" style:family="text">
      <style:text-properties style:font-name="Arial" style:font-name-complex="Arial" fo:color="#0B0C0C" fo:background-color="#FFFFFF"/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8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49" style:parent-style-name="DefaultParagraphFont" style:family="text"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3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/>
    </style:style>
    <style:style style:name="P5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6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1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2" style:parent-style-name="DefaultParagraphFont" style:family="text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2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93" style:parent-style-name="DefaultParagraphFont" style:family="text">
      <style:text-properties style:font-name="Arial" style:font-name-complex="Arial"/>
    </style:style>
    <style:style style:name="P94" style:parent-style-name="Normal" style:family="paragraph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/>
    </style:style>
    <style:style style:name="P101" style:parent-style-name="Normal" style:family="paragraph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104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105" style:parent-style-name="Normal" style:family="paragraph">
      <style:text-properties fo:hyphenate="true"/>
    </style:style>
    <style:style style:name="T106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T107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1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15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16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17" style:parent-style-name="DefaultParagraphFont" style:family="text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0" style:parent-style-name="DefaultParagraphFont" style:family="text">
      <style:text-properties style:font-name="Arial" style:font-name-complex="Arial"/>
    </style:style>
    <style:style style:name="P121" style:parent-style-name="Normal" style:family="paragraph">
      <style:paragraph-properties fo:margin-left="0.5in">
        <style:tab-stops/>
      </style:paragraph-properties>
    </style:style>
    <style:style style:name="T122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23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24" style:parent-style-name="DefaultParagraphFont" style:family="text">
      <style:text-properties style:font-name="Arial" style:font-name-asian="Arial" style:font-name-complex="Arial"/>
    </style:style>
    <style:style style:name="T125" style:parent-style-name="DefaultParagraphFont" style:family="text">
      <style:text-properties style:font-name="Arial" style:font-name-asian="Arial" style:font-name-complex="Arial"/>
    </style:style>
    <style:style style:name="T126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0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33" style:parent-style-name="DefaultParagraphFont" style:family="text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38" style:parent-style-name="DefaultParagraphFont" style:family="text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9" style:parent-style-name="Normal" style:family="paragraph">
      <style:text-properties style:font-name="Arial" style:font-name-complex="Arial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style:font-name="Arial" style:font-name-complex="Arial"/>
    </style:style>
    <style:style style:name="T152" style:parent-style-name="DefaultParagraphFont" style:family="text">
      <style:text-properties style:font-name="Arial" style:font-name-complex="Arial"/>
    </style:style>
    <style:style style:name="T153" style:parent-style-name="DefaultParagraphFont" style:family="text">
      <style:text-properties style:font-name="Arial" style:font-name-complex="Aria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Arial" style:font-name-complex="Aria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Arial" style:font-name-complex="Aria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T189" style:parent-style-name="DefaultParagraphFont" style:family="text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T193" style:parent-style-name="DefaultParagraphFont" style:family="text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T199" style:parent-style-name="DefaultParagraphFont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/>
    </style:style>
    <style:style style:name="P202" style:parent-style-name="Normal" style:family="paragraph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0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6" style:parent-style-name="Normal" style:family="paragraph">
      <style:text-properties style:font-name="Arial" style:font-name-complex="Arial"/>
    </style:style>
    <style:style style:name="T207" style:parent-style-name="DefaultParagraphFont" style:family="text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text-properties style:font-name="Arial" style:font-name-complex="Arial"/>
    </style:style>
    <style:style style:name="T222" style:parent-style-name="DefaultParagraphFont" style:family="text">
      <style:text-properties style:font-name="Arial" style:font-name-complex="Arial"/>
    </style:style>
    <style:style style:name="P223" style:parent-style-name="Normal" style:family="paragraph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P225" style:parent-style-name="Normal" style:family="paragraph">
      <style:text-properties style:font-name="Arial" style:font-name-complex="Arial"/>
    </style:style>
    <style:style style:name="T226" style:parent-style-name="DefaultParagraphFont" style:family="text">
      <style:text-properties style:font-name="Arial" style:font-name-complex="Arial"/>
    </style:style>
    <style:style style:name="P227" style:parent-style-name="Normal" style:family="paragraph">
      <style:text-properties style:font-name="Arial" style:font-name-complex="Arial"/>
    </style:style>
    <style:style style:name="T228" style:parent-style-name="DefaultParagraphFont" style:family="text">
      <style:text-properties style:font-name="Arial" style:font-name-complex="Arial"/>
    </style:style>
    <style:style style:name="P229" style:parent-style-name="Normal" style:family="paragraph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P231" style:parent-style-name="Normal" style:family="paragraph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P233" style:parent-style-name="Normal" style:family="paragraph">
      <style:text-properties style:font-name="Arial" style:font-name-complex="Arial"/>
    </style:style>
    <style:style style:name="T234" style:parent-style-name="DefaultParagraphFont" style:family="text">
      <style:text-properties style:font-name="Arial" style:font-name-complex="Arial"/>
    </style:style>
    <style:style style:name="P235" style:parent-style-name="Normal" style:family="paragraph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P237" style:parent-style-name="Normal" style:family="paragraph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P239" style:parent-style-name="Normal" style:family="paragraph">
      <style:text-properties style:font-name="Aria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P241" style:parent-style-name="Normal" style:family="paragraph">
      <style:text-properties style:font-name="Arial" style:font-name-complex="Arial"/>
    </style:style>
    <style:style style:name="T242" style:parent-style-name="DefaultParagraphFont" style:family="text">
      <style:text-properties style:font-name="Arial" style:font-name-complex="Arial"/>
    </style:style>
    <style:style style:name="P243" style:parent-style-name="Normal" style:family="paragraph">
      <style:text-properties style:font-name="Arial" style:font-name-complex="Arial"/>
    </style:style>
    <style:style style:name="T244" style:parent-style-name="DefaultParagraphFont" style:family="text">
      <style:text-properties style:font-name="Arial" style:font-name-complex="Arial"/>
    </style:style>
    <style:style style:name="P245" style:parent-style-name="Normal" style:family="paragraph">
      <style:text-properties style:font-name="Arial" style:font-name-complex="Arial"/>
    </style:style>
    <style:style style:name="T246" style:parent-style-name="DefaultParagraphFont" style:family="text">
      <style:text-properties style:font-name="Arial" style:font-name-complex="Arial"/>
    </style:style>
    <style:style style:name="P247" style:parent-style-name="Normal" style:family="paragraph">
      <style:text-properties style:font-name="Arial" style:font-name-complex="Arial"/>
    </style:style>
    <style:style style:name="T248" style:parent-style-name="DefaultParagraphFont" style:family="text">
      <style:text-properties style:font-name="Arial" style:font-name-complex="Arial"/>
    </style:style>
    <style:style style:name="P249" style:parent-style-name="Normal" style:family="paragraph">
      <style:text-properties style:font-name="Arial" style:font-name-complex="Arial"/>
    </style:style>
    <style:style style:name="T250" style:parent-style-name="DefaultParagraphFont" style:family="text">
      <style:text-properties style:font-name="Arial" style:font-name-complex="Arial"/>
    </style:style>
    <style:style style:name="P251" style:parent-style-name="Normal" style:family="paragraph">
      <style:text-properties style:font-name="Arial" style:font-name-complex="Arial"/>
    </style:style>
    <style:style style:name="T252" style:parent-style-name="DefaultParagraphFont" style:family="text">
      <style:text-properties style:font-name="Arial" style:font-name-complex="Arial"/>
    </style:style>
    <style:style style:name="P253" style:parent-style-name="Normal" style:family="paragraph">
      <style:text-properties style:font-name="Arial" style:font-name-complex="Arial"/>
    </style:style>
    <style:style style:name="T254" style:parent-style-name="DefaultParagraphFont" style:family="text">
      <style:text-properties style:font-name="Arial" style:font-name-complex="Arial"/>
    </style:style>
    <style:style style:name="P255" style:parent-style-name="Normal" style:family="paragraph">
      <style:text-properties style:font-name="Arial" style:font-name-complex="Arial"/>
    </style:style>
    <style:style style:name="T256" style:parent-style-name="DefaultParagraphFont" style:family="text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/>
    </style:style>
    <style:style style:name="T258" style:parent-style-name="DefaultParagraphFont" style:family="text">
      <style:text-properties style:font-name="Arial" style:font-name-complex="Arial"/>
    </style:style>
    <style:style style:name="P259" style:parent-style-name="Normal" style:family="paragraph">
      <style:text-properties style:font-name="Arial" style:font-name-complex="Arial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 verification checks statement</text:span></text:p>
      <text:p text:style-name="P3"/>
      <text:p text:style-name="Normal"><text:span text:style-name="T4">Use this document to confirm that verification checks have been completed<text:s/></text:span><text:span text:style-name="T5">on all beneficial owners and managing officers of an overseas entity.</text:span><text:span text:style-name="T6"><text:s/></text:span><text:span text:style-name="T7">The checks must be completed no more than 3<text:s/></text:span><text:span text:style-name="T8">months before an overseas entity is registered.<text:s/></text:span></text:p>
      <text:p text:style-name="P9"/>
      <text:p text:style-name="P10">Verification checks must be carried out by a UK-regulated agent that is supervised under the Money Laundering, Terrorist Financing and Transfer of Funds Regulations 2017.</text:p>
      <text:p text:style-name="P11"/>
      <text:p text:style-name="Normal"><text:span text:style-name="T12">After the overseas entity has subm</text:span><text:span text:style-name="T13">itted its registration, you’ll have 14 days to email this statement to agentcode@companieshouse.gov.uk. Put ‘Overseas entity verification checks statement’ in the subject line.<text:s/></text:span></text:p>
      <text:p text:style-name="P14"/>
      <text:p text:style-name="P15"/>
      <text:p text:style-name="P16">Details of UK-regulated agent</text:p>
      <text:p text:style-name="P17"/>
      <text:p text:style-name="P18">Name</text:p>
      <text:p text:style-name="P19">Enter the organisation name, or the<text:s/>name of the person if they are self-employed</text:p>
      <text:p text:style-name="Normal"><text:span text:style-name="T20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1"/>
      <text:p text:style-name="P22"/>
      <text:p text:style-name="P23">Correspondence address</text:p>
      <text:p text:style-name="P24"/>
      <text:p text:style-name="P25">Property name or number</text:p>
      <text:p text:style-name="Normal"><text:span text:style-name="T26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7"/>
      <text:p text:style-name="Normal"><text:span text:style-name="T28">Address line 1</text:span></text:p>
      <text:p text:style-name="Normal"><text:span text:style-name="T29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0"/>
      <text:p text:style-name="Normal"><text:span text:style-name="T31">Address line 2 (optional)</text:span></text:p>
      <text:p text:style-name="Normal"><text:span text:style-name="T32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3"/>
      <text:p text:style-name="Normal"><text:span text:style-name="T34">City or town</text:span></text:p>
      <text:p text:style-name="Normal"><text:span text:style-name="T35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6"/>
      <text:p text:style-name="Normal"><text:span text:style-name="T37">County (optional)</text:span></text:p>
      <text:p text:style-name="Normal"><text:span text:style-name="T38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9"/>
      <text:p text:style-name="Normal"><text:span text:style-name="T40">Country</text:span></text:p>
      <text:p text:style-name="Normal"><text:span text:style-name="T41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2"/>
      <text:p text:style-name="Normal"><text:span text:style-name="T43">Postcode</text:span></text:p>
      <text:p text:style-name="Normal"><text:span text:style-name="T44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5"/>
      <text:p text:style-name="P46"/>
      <text:soft-page-break/>
      <text:p text:style-name="Normal"><text:span text:style-name="T47">Email address</text:span><text:line-break/><text:span text:style-name="T48">We'll use this if we need more information about the verification checks</text:span></text:p>
      <text:p text:style-name="Normal"><text:span text:style-name="T49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0"/>
      <text:p text:style-name="P51"/>
      <text:p text:style-name="Normal"><text:span text:style-name="T52">Supervisory body</text:span><text:line-break/><text:span text:style-name="T53">For example, the Solicitors Regulation Authority</text:span></text:p>
      <text:p text:style-name="Normal"><text:span text:style-name="T54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5"/>
      <text:p text:style-name="P56"/>
      <text:p text:style-name="Normal"><text:span text:style-name="T57">Anti-Money Laundering (AML) registration number (if<text:s/></text:span><text:span text:style-name="T58">the agent has</text:span><text:span text:style-name="T59"><text:s/>one)</text:span></text:p>
      <text:p text:style-name="Normal"><text:span text:style-name="T60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1">)</text:span></text:p>
      <text:p text:style-name="P62"/>
      <text:p text:style-name="P63"/>
      <text:p text:style-name="Normal"><text:span text:style-name="T64">What is the name of the<text:s/></text:span><text:span text:style-name="T65">person with overall responsibility for verification checks?</text:span><text:line-break/><text:span text:style-name="T66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67"/>
      <text:p text:style-name="P68"/>
      <text:p text:style-name="P69">Details of overseas entity</text:p>
      <text:p text:style-name="P70"/>
      <text:p text:style-name="P71">Application reference number</text:p>
      <text:p text:style-name="P72">This is the 18-digit number in the confirmation email that was sent to<text:s/>the person who registered the overseas entity</text:p>
      <text:p text:style-name="Normal"><text:span text:style-name="T73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4"/>
      <text:p text:style-name="P75"/>
      <text:p text:style-name="Normal"><text:span text:style-name="T76">Name of overseas entity</text:span></text:p>
      <text:p text:style-name="Normal"><text:span text:style-name="T77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8"/>
      <text:p text:style-name="P79"/>
      <text:p text:style-name="P80">Name of each beneficial owner you’ve carried out verification checks for<text:s/></text:p>
      <text:p text:style-name="P81">You can add more using the continuation page at the end of this statement</text:p>
      <text:p text:style-name="Normal"><text:span text:style-name="T82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3"/>
      <text:p text:style-name="Normal"><text:span text:style-name="T84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5"/>
      <text:p text:style-name="Normal"><text:span text:style-name="T86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7"/>
      <text:p text:style-name="Normal"><text:span text:style-name="T88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89"/>
      <text:p text:style-name="P90"/>
      <text:p text:style-name="P91">Name of each managing<text:s/>officer<text:s/>you’ve carried out verification checks for<text:s/></text:p>
      <text:p text:style-name="P92">You can add more using the continuation page at the end of this statement</text:p>
      <text:p text:style-name="Normal"><text:span text:style-name="T93"><draw:frame draw:z-index="251660333" draw:id="id18" draw:style-name="a18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94"/>
      <text:p text:style-name="Normal"><text:span text:style-name="T95"><draw:frame draw:z-index="251661357" draw:id="id19" draw:style-name="a19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6"/>
      <text:p text:style-name="Normal"><text:span text:style-name="T97"><draw:frame draw:z-index="251662381" draw:id="id20" draw:style-name="a20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8"/>
      <text:p text:style-name="Normal"><text:span text:style-name="T99"><draw:frame draw:z-index="251663405" draw:id="id21" draw:style-name="a21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100"/>
      <text:p text:style-name="Normal"/>
      <text:p text:style-name="P101"/>
      <text:p text:style-name="P102"/>
      <text:p text:style-name="Normal"><text:span text:style-name="T103">When were the verification checks completed?</text:span></text:p>
      <text:p text:style-name="P104">For example 27 3 2022</text:p>
      <text:p text:style-name="P105"><text:span text:style-name="T106">These must be<text:s/></text:span><text:span text:style-name="T107">completed no more than 3 months before an overseas entity is registered. </text:span></text:p>
      <text:p text:style-name="Normal"><draw:frame draw:id="id22" draw:style-name="a22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3" draw:style-name="a23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4" draw:style-name="a24" draw:name="Text Box 5" text:anchor-type="as-char" svg:x="0in" svg:y="0in" svg:width="0.76042in" svg:height="0.26667in" style:rel-width="scale" style:rel-height="scale"><draw:text-box><text:p text:style-name="Normal"/></draw:text-box><svg:title/><svg:desc/></draw:frame></text:p>
      <text:p text:style-name="P108"/>
      <text:p text:style-name="P109"/>
      <text:p text:style-name="P110"/>
      <text:p text:style-name="P111">Agent assurance code and declaration</text:p>
      <text:p text:style-name="P112"/>
      <text:p text:style-name="Normal"><text:span text:style-name="T113">Agent assurance code</text:span><text:line-break/><text:span text:style-name="T114">If you do not have a code, you can find out how to request one at<text:s/></text:span><text:span text:style-name="T115">gov.uk/guidance/agent-assurance-code</text:span></text:p>
      <text:p text:style-name="P116"/>
      <text:p text:style-name="Normal"><text:span text:style-name="T117"><draw:frame draw:z-index="251658285" draw:id="id25" draw:style-name="a25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118"/>
      <text:p text:style-name="P119">Declaration</text:p>
      <text:p text:style-name="Normal"><text:span text:style-name="T120"><draw:custom-shape svg:x="0in" svg:y="0.17077in" svg:width="0.29653in" svg:height="0.30764in" draw:z-index="251658283" draw:id="id26" draw:style-name="a26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21"><text:span text:style-name="T122">I confirm that the agent has complied with the verification requirements as outlined in</text:span><text:span text:style-name="T123"><text:s/></text:span><text:span text:style-name="T124">The Register of Overseas Entities (Verification and Provision of Information) Regulations 2022. I<text:s/></text:span><text:span text:style-name="T125">confirm that</text:span><text:span text:style-name="T126"><text:s/>the information provided in this statement is accurate.<text:s/></text:span></text:p>
      <text:p text:style-name="P127"/>
      <text:p text:style-name="P128"/>
      <text:p text:style-name="P129">Full name</text:p>
      <text:p text:style-name="P130">Enter your full name in block capitals</text:p>
      <text:p text:style-name="Normal"><draw:frame draw:id="id27" draw:style-name="a27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31"/>
      <text:p text:style-name="P132">Signature</text:p>
      <text:p text:style-name="Normal"><text:span text:style-name="T133"><draw:frame draw:z-index="251658248" draw:id="id28" draw:style-name="a28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34"/>
      <text:p text:style-name="P135"/>
      <text:p text:style-name="P136"/>
      <text:p text:style-name="P137">Date</text:p>
      <text:p text:style-name="Normal"><text:span text:style-name="T138"><draw:frame draw:z-index="251658260" draw:id="id29" draw:style-name="a29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Continuation page</text:p>
      <text:p text:style-name="P147"/>
      <text:p text:style-name="P148">Name of each beneficial owner you’ve carried out verification checks for<text:s/></text:p>
      <text:p text:style-name="P149"/>
      <text:p text:style-name="Normal"><text:span text:style-name="T150"><draw:frame draw:z-index="251658249" draw:id="id30" draw:style-name="a30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31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/text:p>
      <text:p text:style-name="Normal"><text:span text:style-name="T159"><draw:frame draw:z-index="251658263" draw:id="id31" draw:style-name="a32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60"/>
      <text:p text:style-name="Normal"><text:span text:style-name="T161"><draw:frame draw:z-index="251658264" draw:id="id32" draw:style-name="a33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62"/>
      <text:p text:style-name="Normal"><text:span text:style-name="T163"><draw:frame draw:z-index="251658266" draw:id="id33" draw:style-name="a34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64"/>
      <text:p text:style-name="Normal"><text:span text:style-name="T165"><draw:frame draw:z-index="251658265" draw:id="id34" draw:style-name="a35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66"/>
      <text:p text:style-name="Normal"><text:span text:style-name="T167"><draw:frame draw:z-index="251658250" draw:id="id35" draw:style-name="a36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68"/>
      <text:p text:style-name="Normal"><text:span text:style-name="T169"><draw:frame draw:z-index="251658262" draw:id="id36" draw:style-name="a37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70"/>
      <text:p text:style-name="Normal"><text:span text:style-name="T171"><draw:frame draw:z-index="251658270" draw:id="id37" draw:style-name="a38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72"/>
      <text:p text:style-name="Normal"><text:span text:style-name="T173"><draw:frame draw:z-index="251658269" draw:id="id38" draw:style-name="a39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74"/>
      <text:p text:style-name="Normal"><text:span text:style-name="T175"><draw:frame draw:z-index="251658271" draw:id="id39" draw:style-name="a40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76"/>
      <text:p text:style-name="Normal"><text:span text:style-name="T177"><draw:frame draw:z-index="251658272" draw:id="id40" draw:style-name="a41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78"/>
      <text:p text:style-name="Normal"><text:span text:style-name="T179"><draw:frame draw:z-index="251658274" draw:id="id41" draw:style-name="a42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80"/>
      <text:p text:style-name="Normal"><text:span text:style-name="T181"><draw:frame draw:z-index="251658282" draw:id="id42" draw:style-name="a43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82"/>
      <text:p text:style-name="Normal"><text:span text:style-name="T183"><draw:frame draw:z-index="251658281" draw:id="id43" draw:style-name="a44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184"/>
      <text:p text:style-name="Normal"><text:span text:style-name="T185"><draw:frame draw:z-index="251658280" draw:id="id44" draw:style-name="a45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86"/>
      <text:p text:style-name="Normal"><text:span text:style-name="T187"><draw:frame draw:z-index="251658279" draw:id="id45" draw:style-name="a46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88"/>
      <text:p text:style-name="Normal"><text:span text:style-name="T189"><draw:frame draw:z-index="251658278" draw:id="id46" draw:style-name="a47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0"/>
      <text:p text:style-name="Normal"><text:span text:style-name="T191"><draw:frame draw:z-index="251658277" draw:id="id47" draw:style-name="a48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2"/>
      <text:p text:style-name="Normal"><text:span text:style-name="T193"><draw:frame draw:z-index="251658276" draw:id="id48" draw:style-name="a49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4"/>
      <text:p text:style-name="Normal"><text:span text:style-name="T195"><draw:frame draw:z-index="251658275" draw:id="id49" draw:style-name="a50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6"/>
      <text:p text:style-name="Normal"><text:span text:style-name="T197"><draw:frame draw:z-index="251658273" draw:id="id50" draw:style-name="a51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8"/>
      <text:p text:style-name="Normal"><text:span text:style-name="T199"><draw:frame draw:z-index="251658268" draw:id="id51" draw:style-name="a52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00"/>
      <text:p text:style-name="Normal"><text:span text:style-name="T201"><draw:frame draw:z-index="251658267" draw:id="id52" draw:style-name="a53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02"/>
      <text:p text:style-name="P203">Continuation page</text:p>
      <text:p text:style-name="P204"/>
      <text:soft-page-break/>
      <text:p text:style-name="P205">Name of each managing officer you’ve carried out verification checks for<text:s/></text:p>
      <text:p text:style-name="P206"/>
      <text:p text:style-name="Normal"><text:span text:style-name="T207"><draw:frame draw:z-index="251665453" draw:id="id53" draw:style-name="a54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55" draw:name="Picture 80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/text:p>
      <text:p text:style-name="Normal"><text:span text:style-name="T216"><draw:frame draw:z-index="251668525" draw:id="id54" draw:style-name="a56" draw:name="Text Box 58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69549" draw:id="id55" draw:style-name="a57" draw:name="Text Box 59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219"/>
      <text:p text:style-name="Normal"><text:span text:style-name="T220"><draw:frame draw:z-index="251671597" draw:id="id56" draw:style-name="a58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221"/>
      <text:p text:style-name="Normal"><text:span text:style-name="T222"><draw:frame draw:z-index="251670573" draw:id="id57" draw:style-name="a59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223"/>
      <text:p text:style-name="Normal"><text:span text:style-name="T224"><draw:frame draw:z-index="251666477" draw:id="id58" draw:style-name="a60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225"/>
      <text:p text:style-name="Normal"><text:span text:style-name="T226"><draw:frame draw:z-index="251667501" draw:id="id59" draw:style-name="a61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227"/>
      <text:p text:style-name="Normal"><text:span text:style-name="T228"><draw:frame draw:z-index="251675693" draw:id="id60" draw:style-name="a62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229"/>
      <text:p text:style-name="Normal"><text:span text:style-name="T230"><draw:frame draw:z-index="251674669" draw:id="id61" draw:style-name="a63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231"/>
      <text:p text:style-name="Normal"><text:span text:style-name="T232"><draw:frame draw:z-index="251676717" draw:id="id62" draw:style-name="a64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233"/>
      <text:p text:style-name="Normal"><text:span text:style-name="T234"><draw:frame draw:z-index="251677741" draw:id="id63" draw:style-name="a65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235"/>
      <text:p text:style-name="Normal"><text:span text:style-name="T236"><draw:frame draw:z-index="251679789" draw:id="id64" draw:style-name="a66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237"/>
      <text:p text:style-name="Normal"><text:span text:style-name="T238"><draw:frame draw:z-index="251687981" draw:id="id65" draw:style-name="a67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239"/>
      <text:p text:style-name="Normal"><text:span text:style-name="T240"><draw:frame draw:z-index="251686957" draw:id="id66" draw:style-name="a68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41"/>
      <text:p text:style-name="Normal"><text:span text:style-name="T242"><draw:frame draw:z-index="251685933" draw:id="id67" draw:style-name="a69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3"/>
      <text:p text:style-name="Normal"><text:span text:style-name="T244"><draw:frame draw:z-index="251684909" draw:id="id68" draw:style-name="a70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5"/>
      <text:p text:style-name="Normal"><text:span text:style-name="T246"><draw:frame draw:z-index="251683885" draw:id="id69" draw:style-name="a71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7"/>
      <text:p text:style-name="Normal"><text:span text:style-name="T248"><draw:frame draw:z-index="251682861" draw:id="id70" draw:style-name="a72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9"/>
      <text:p text:style-name="Normal"><text:span text:style-name="T250"><draw:frame draw:z-index="251681837" draw:id="id71" draw:style-name="a73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1"/>
      <text:p text:style-name="Normal"><text:span text:style-name="T252"><draw:frame draw:z-index="251680813" draw:id="id72" draw:style-name="a74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3"/>
      <text:p text:style-name="Normal"><text:span text:style-name="T254"><draw:frame draw:z-index="251678765" draw:id="id73" draw:style-name="a75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5"/>
      <text:p text:style-name="Normal"><text:span text:style-name="T256"><draw:frame draw:z-index="251673645" draw:id="id74" draw:style-name="a76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57"/>
      <text:p text:style-name="Normal"><text:span text:style-name="T258"><draw:frame draw:z-index="251672621" draw:id="id75" draw:style-name="a77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15:58:00Z</meta:creation-date>
    <dc:date>2022-07-13T08:53:00Z</dc:date>
    <meta:template xlink:href="Normal.dotm" xlink:type="simple"/>
    <meta:editing-cycles>82</meta:editing-cycles>
    <meta:editing-duration>PT840S</meta:editing-duration>
    <meta:document-statistic meta:page-count="5" meta:paragraph-count="5" meta:word-count="430" meta:character-count="2880" meta:row-count="20" meta:non-whitespace-character-count="2455"/>
  </office:meta>
</office:document-meta>
</file>